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2.832cm" style:rel-column-width="49467*"/>
    </style:style>
    <style:style style:name="Tabelle1.B" style:family="table-column">
      <style:table-column-properties style:column-width="4.168cm" style:rel-column-width="160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1.431cm" style:rel-column-width="5513*"/>
    </style:style>
    <style:style style:name="Tabelle2.B" style:family="table-column">
      <style:table-column-properties style:column-width="0.88cm" style:rel-column-width="3392*"/>
    </style:style>
    <style:style style:name="Tabelle2.C" style:family="table-column">
      <style:table-column-properties style:column-width="5.835cm" style:rel-column-width="22495*"/>
    </style:style>
    <style:style style:name="Tabelle2.D" style:family="table-column">
      <style:table-column-properties style:column-width="4.687cm" style:rel-column-width="18069*"/>
    </style:style>
    <style:style style:name="Tabelle2.E" style:family="table-column">
      <style:table-column-properties style:column-width="4.168cm" style:rel-column-width="1606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none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="none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30%"/>
      <style:text-properties style:font-name="Arial" fo:font-size="14pt" fo:font-weight="bold" officeooo:rsid="00156f39" officeooo:paragraph-rsid="00156f39" style:font-weight-asian="bold" style:font-weight-complex="bold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30%"/>
      <style:text-properties style:font-name="Arial" fo:font-size="8pt" officeooo:rsid="00156f39" officeooo:paragraph-rsid="00156f39" style:font-size-asian="8pt" style:font-size-complex="8pt"/>
    </style:style>
    <style:style style:name="P4" style:family="paragraph" style:parent-style-name="Table_20_Contents">
      <style:paragraph-properties fo:line-height="130%"/>
      <style:text-properties style:font-name="Arial" fo:font-size="8pt" officeooo:rsid="00156f39" officeooo:paragraph-rsid="001cc439" style:font-size-asian="8pt" style:font-size-complex="8pt"/>
    </style:style>
    <style:style style:name="P5" style:family="paragraph" style:parent-style-name="Table_20_Contents">
      <style:paragraph-properties fo:line-height="130%"/>
      <style:text-properties style:font-name="Arial" fo:font-size="8pt" officeooo:rsid="0016dfcf" officeooo:paragraph-rsid="0016dfcf" style:font-size-asian="8pt" style:font-size-complex="8pt"/>
    </style:style>
    <style:style style:name="P6" style:family="paragraph" style:parent-style-name="Table_20_Contents">
      <style:paragraph-properties fo:line-height="130%"/>
      <style:text-properties style:font-name="Arial" fo:font-size="12pt" officeooo:rsid="00156f39" officeooo:paragraph-rsid="00156f39" style:font-size-asian="10.5pt" style:font-size-complex="12pt"/>
    </style:style>
    <style:style style:name="P7" style:family="paragraph" style:parent-style-name="Table_20_Contents">
      <style:paragraph-properties fo:line-height="130%"/>
      <style:text-properties style:font-name="Arial" fo:font-size="12pt" officeooo:rsid="00156f39" officeooo:paragraph-rsid="00156f39" style:font-size-asian="12pt" style:font-size-complex="12pt"/>
    </style:style>
    <style:style style:name="P8" style:family="paragraph" style:parent-style-name="Table_20_Contents">
      <style:paragraph-properties fo:line-height="130%"/>
      <style:text-properties style:font-name="Arial" fo:font-size="12pt" officeooo:rsid="00156f39" officeooo:paragraph-rsid="0017d72e" style:font-size-asian="12pt" style:font-size-complex="12pt"/>
    </style:style>
    <style:style style:name="P9" style:family="paragraph" style:parent-style-name="Table_20_Contents">
      <style:paragraph-properties fo:line-height="130%"/>
      <style:text-properties style:font-name="Arial" fo:font-size="12pt" officeooo:rsid="0017d72e" officeooo:paragraph-rsid="0017d72e" style:font-size-asian="12pt" style:font-size-complex="12pt"/>
    </style:style>
    <style:style style:name="P10" style:family="paragraph" style:parent-style-name="Table_20_Contents">
      <style:paragraph-properties fo:line-height="130%"/>
      <style:text-properties style:font-name="Arial" fo:font-size="7pt" officeooo:rsid="00156f39" officeooo:paragraph-rsid="00156f39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officeooo:rsid="00156f39" officeooo:paragraph-rsid="00156f39"/>
    </style:style>
    <style:style style:name="P12" style:family="paragraph" style:parent-style-name="Footnote">
      <style:paragraph-properties fo:line-height="130%"/>
      <style:text-properties style:font-name="Arial" fo:font-size="8pt" style:font-size-asian="8pt" style:font-size-complex="8pt"/>
    </style:style>
    <style:style style:name="P13" style:family="paragraph" style:parent-style-name="Table_20_Contents" style:list-style-name="L1">
      <style:paragraph-properties fo:line-height="130%"/>
      <style:text-properties style:font-name="Arial" fo:font-size="8pt" officeooo:rsid="00156f39" officeooo:paragraph-rsid="00156f39" style:font-size-asian="8pt" style:font-size-complex="8pt"/>
    </style:style>
    <style:style style:name="P14" style:family="paragraph" style:parent-style-name="Table_20_Contents" style:list-style-name="L2">
      <style:paragraph-properties fo:line-height="130%"/>
      <style:text-properties style:font-name="Arial" fo:font-size="8pt" officeooo:rsid="00156f39" officeooo:paragraph-rsid="00156f39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7d72e"/>
    </style:style>
    <style:style style:name="T3" style:family="text">
      <style:text-properties officeooo:rsid="001cc4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ATHOLOGISCH-THEOLOGISCHE <text:span text:style-name="T1">PRIVAT</text:span>UNIVERSITÄT LINZ</text:p>
      <text:p text:style-name="P11">Theologische Fakultät</text:p>
      <text:p text:style-name="P1"/>
      <text:p text:style-name="P1">Lehrveranstaltungszeugni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amilienname, Vorname(n)</text:p>
            <text:p text:style-name="P9">Asanger, Elisabeth Sophie</text:p>
          </table:table-cell>
          <table:table-cell table:style-name="Tabelle1.B1" office:value-type="string">
            <text:p text:style-name="P3">Geburtsdatum</text:p>
            <text:p text:style-name="P9">02.07.1991</text:p>
          </table:table-cell>
        </table:table-row>
        <table:table-row>
          <table:table-cell table:style-name="Tabelle1.A2" table:number-columns-spanned="2" office:value-type="string">
            <text:p text:style-name="P10">Studium</text:p>
            <text:p text:style-name="P8"><text:span text:style-name="T2">Bachelor Kunstwissenschaft und Philosophie</text:span> <text:span text:style-name="T1">(Studienplan: BKP-2008W)</text:span> </text:p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3">Art <text:note text:id="ftn1" text:note-class="footnote"><text:note-citation>1</text:note-citation><text:note-body><text:p text:style-name="P12">VL (Vorlesung), SV (Spezialvorlesung), VL+KO bzw. SV+KO (Spezial/Vorlesung mit Konversatorium), PS (Proseminar), SE (Seminar), AG (Arbeitsgemeinschaft), UE (Übung), PK (Praktikum), EX (Exkursion), PA (Projektarbeit), KO (Konversatorium)</text:p><text:p text:style-name="P2"/></text:note-body></text:note></text:p>
            <text:p text:style-name="P6">VL+L</text:p>
          </table:table-cell>
          <table:table-cell table:style-name="Tabelle2.A1" office:value-type="string">
            <text:p text:style-name="P3">CP <text:note text:id="ftn2" text:note-class="footnote"><text:note-citation>2</text:note-citation><text:note-body><text:p text:style-name="P12">Studienleistungen werden in Creditpoints (CP) nach ECTS bemessen. 1 CP steht für einen Arbeitsaufwand von 25 bis 30 Stunden zur Erreichung des Bildungsziels der Lehrveranstaltung.</text:p><text:p text:style-name="P2"/></text:note-body></text:note></text:p>
            <text:p text:style-name="P6">5.0</text:p>
          </table:table-cell>
          <table:table-cell table:style-name="Tabelle2.A1" table:number-columns-spanned="2" office:value-type="string">
            <text:p text:style-name="P3">Titel der Lehrveranstaltung</text:p>
            <text:p text:style-name="P6">Kunstgeschichte II (1800–Gegenwart) </text:p>
          </table:table-cell>
          <table:covered-table-cell/>
          <table:table-cell table:style-name="Tabelle2.E1" office:value-type="string">
            <text:p text:style-name="P3">absolviert im Semester</text:p>
            <text:p text:style-name="P6">WS2014</text:p>
          </table:table-cell>
        </table:table-row>
        <table:table-row>
          <table:table-cell table:style-name="Tabelle2.A2" table:number-columns-spanned="5" office:value-type="string">
            <text:p text:style-name="P4">anzurechnen in einem Modul des <text:span text:style-name="T3">##Bachelorstudium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3" office:value-type="string">
            <text:list xml:id="list8747366111745292750" text:style-name="L1">
              <text:list-item>
                <text:p text:style-name="P13">Einführungsmodul</text:p>
              </text:list-item>
              <text:list-item>
                <text:p text:style-name="P13">Fächermodul Grundkurse</text:p>
              </text:list-item>
              <text:list-item>
                <text:p text:style-name="P13">Fächermodul Vertiefung I</text:p>
              </text:list-item>
              <text:list-item>
                <text:p text:style-name="P13">Thematisches Modul I ("WiEGe")</text:p>
              </text:list-item>
              <text:list-item>
                <text:p text:style-name="P13">Thematisches Modul II ("Kunst etc.")</text:p>
              </text:list-item>
              <text:list-item>
                <text:p text:style-name="P13">Wahlmodul I</text:p>
              </text:list-item>
            </text:list>
          </table:table-cell>
          <table:covered-table-cell/>
          <table:covered-table-cell/>
          <table:table-cell table:style-name="Tabelle2.D3" table:number-columns-spanned="2" office:value-type="string">
            <text:list xml:id="list6036136511463885427" text:style-name="L2">
              <text:list-item>
                <text:p text:style-name="P14">Fächermodul Vertiefung II</text:p>
              </text:list-item>
              <text:list-item>
                <text:p text:style-name="P14">Thematisches Modul III ("Säkularisierung etc.")</text:p>
              </text:list-item>
              <text:list-item>
                <text:p text:style-name="P14">Wahlmodul II</text:p>
              </text:list-item>
              <text:list-item>
                <text:p text:style-name="P14">Diplommodul</text:p>
              </text:list-item>
            </text:list>
          </table:table-cell>
          <table:covered-table-cell/>
        </table:table-row>
        <table:table-row>
          <table:table-cell table:style-name="Tabelle2.A4" table:number-columns-spanned="5" office:value-type="string">
            <text:p text:style-name="P3">Wortlaut der Studienverpflichtung gemäß Studienplan (nur eintragen, wenn der Lehrveranstaltungstitel damit nicht identisch ist)</text:p>
            <text:p text:style-name="P7">Kunstgeschichte II (Moderne)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5">Benotung <text:note text:id="ftn3" text:note-class="footnote"><text:note-citation>3</text:note-citation><text:note-body><text:p text:style-name="P12">Notenskala: Sehr gut (1), gut (2), befriedigend (3), genügend (4), nicht genügend (5). - Bei Lehrveranstaltungen, wo eine Benotung gemäß dieser Notenskala unzweckmäßig ist, lautet die positive Benotung "mit Erfolg teilgenommen", die negative Benotung "ohne Erfolg teilgenommen".</text:p><text:p text:style-name="P2"/></text:note-body></text:note></text:p>
            <text:p text:style-name="P7"/>
            <text:p text:style-name="P2"/>
          </table:table-cell>
          <table:table-cell table:style-name="Tabelle3.A1" office:value-type="string">
            <text:p text:style-name="P5">Prüfer/in</text:p>
            <text:p text:style-name="Standard"/>
          </table:table-cell>
          <table:table-cell table:style-name="Tabelle3.C1" office:value-type="string">
            <text:p text:style-name="P5">Datum Signierung Prüfer/in</text:p>
            <text:p text:style-name="P7"/>
          </table:table-cell>
        </table:table-row>
        <table:table-row>
          <table:table-cell table:style-name="Tabelle3.A2" office:value-type="string">
            <text:p text:style-name="P5"/>
            <text:p text:style-name="P5">Stampiglie KTU Linz / Rektorat</text:p>
            <text:p text:style-name="P7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5">Datum Eintrag Prüfungsevidenz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09:25:55.161000000</meta:creation-date>
    <dc:date>2014-10-28T09:09:49.746000000</dc:date>
    <meta:editing-duration>PT12M14S</meta:editing-duration>
    <meta:editing-cycles>4</meta:editing-cycles>
    <meta:generator>LibreOffice/4.3.1.2$Windows_x86 LibreOffice_project/958349dc3b25111dbca392fbc281a05559ef6848</meta:generator>
    <meta:document-statistic meta:table-count="3" meta:image-count="0" meta:object-count="0" meta:page-count="1" meta:paragraph-count="38" meta:word-count="200" meta:character-count="1592" meta:non-whitespace-character-count="1439"/>
  </office:meta>
</office:document-meta>
</file>